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2">
      <style:paragraph-properties fo:margin-top="0cm" fo:margin-bottom="0cm"/>
    </style:style>
    <style:style style:name="T1" style:family="text">
      <style:text-properties fo:color="#800000"/>
    </style:style>
    <style:style style:name="T2" style:family="text">
      <style:text-properties fo:color="#0000f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"<text:span text:style-name="T2">매핑(mapping)"이란 하나의 값을 다른 값에 대응시키는 것을 의미합니다</text:span>. 주로 IT나 소프트웨어 개발에서 사용되는 개념으로, 어떤 입력이나 요청이 특정한 결과나 동작에 연결되는 것을 뜻합니다.</text:p>
      <text:h text:style-name="Heading_20_3" text:outline-level="3">1. <text:span text:style-name="Strong_20_Emphasis">일반적인 매핑의 개념</text:span></text:h>
      <text:p text:style-name="Text_20_body">매핑은 두 집합 간의 관계를 정의하는 것입니다. 예를 들어, 수학에서 x 값을 y 값에 대응시키는 함수를 생각해볼 수 있습니다. x와 y가 서로 일대일 대응이 될 수 있듯이, 매핑도 비슷한 원리로 동작합니다.</text:p>
      <text:h text:style-name="Heading_20_3" text:outline-level="3">2. <text:span text:style-name="Strong_20_Emphasis">웹 개발에서의 매핑</text:span></text:h>
      <text:p text:style-name="Text_20_body">웹 개발에서는 매핑이 URL, HTTP 메서드와 같은 특정 요청이 어떤 코드(예: 메서드, 함수)에 연결되는 과정을 말합니다.</text:p>
      <text:p text:style-name="Text_20_body">예를 들어:</text:p>
      <text:list xml:id="list198284942410196743" text:style-name="L1">
        <text:list-item>
          <text:p text:style-name="P5"><text:span text:style-name="Strong_20_Emphasis">URL 매핑</text:span>: 특정 URL이 웹 애플리케이션 내에서 어떤 기능이나 페이지를 실행할지 결정하는 것.</text:p>
          <text:list>
            <text:list-item>
              <text:p text:style-name="P5">예: <text:span text:style-name="Source_20_Text">/list</text:span>라는 URL 요청이 들어오면 <text:span text:style-name="Source_20_Text">ItemController</text:span> 클래스의 <text:span text:style-name="Source_20_Text">list</text:span> 메서드가 실행되도록 설정할 수 있습니다.</text:p>
            </text:list-item>
          </text:list>
        </text:list-item>
        <text:list-item>
          <text:p text:style-name="P5"><text:span text:style-name="Strong_20_Emphasis">HTTP 메서드 매핑</text:span>: GET, POST 등의 HTTP 메서드와 해당 메서드가 처리할 작업을 연결하는 것.</text:p>
          <text:list>
            <text:list-item>
              <text:p text:style-name="P3">예: <text:span text:style-name="Source_20_Text"><text:span text:style-name="T2">@GetMapping("/list")</text:span></text:span><text:span text:style-name="T2">은 GET 요청이 </text:span><text:span text:style-name="Source_20_Text"><text:span text:style-name="T2">/list</text:span></text:span><text:span text:style-name="T2"> URL로 들어올 때, 특정 메서드를 실행하도록 매핑합니다.</text:span></text:p>
            </text:list-item>
          </text:list>
        </text:list-item>
      </text:list>
      <text:h text:style-name="Heading_20_3" text:outline-level="3">3. <text:span text:style-name="Strong_20_Emphasis">Spring MVC에서의 매핑</text:span></text:h>
      <text:p text:style-name="Text_20_body">Spring MVC에서는 <text:span text:style-name="Source_20_Text">@RequestMapping</text:span>, <text:span text:style-name="Source_20_Text">@GetMapping</text:span>, <text:span text:style-name="Source_20_Text">@PostMapping</text:span> 등의 어노테이션을 사용하여 특정 URL 요청을 컨트롤러의 메서드에 매핑합니다. 이 매핑을 통해 웹 요청이 들어올 때 어떤 메서드가 호출될지 결정됩니다.</text:p>
      <text:h text:style-name="Heading_20_4" text:outline-level="4">예시</text:h>
      <text:p text:style-name="Preformatted_20_Text">java</text:p>
      <text:p text:style-name="Preformatted_20_Text">코드 복사</text:p>
      <text:p text:style-name="P1"><text:span text:style-name="Source_20_Text">@GetMapping("/list")</text:span></text:p>
      <text:p text:style-name="P1"><text:span text:style-name="Source_20_Text">public String list(Model model) {</text:span></text:p>
      <text:p text:style-name="P1"><text:span text:style-name="Source_20_Text"><text:s text:c="4"/>// 코드 실행</text:span></text:p>
      <text:p text:style-name="P1"><text:span text:style-name="Source_20_Text"><text:s text:c="4"/>return "list.html";</text:span></text:p>
      <text:p text:style-name="P2"><text:span text:style-name="Source_20_Text">}</text:span></text:p>
      <text:p text:style-name="Text_20_body">이 코드에서:</text:p>
      <text:list xml:id="list5756758948096998821" text:style-name="L2">
        <text:list-item>
          <text:p text:style-name="P6"><text:span text:style-name="Source_20_Text">/list</text:span> URL로 GET 요청이 들어오면, 이 요청이 <text:span text:style-name="Source_20_Text">list</text:span> 메서드에 매핑되어 실행됩니다.</text:p>
        </text:list-item>
        <text:list-item>
          <text:p text:style-name="P4"><text:span text:style-name="Source_20_Text">@GetMapping("/list")</text:span> 어노테이션이 바로 이 매핑 작업을 담당합니다.</text:p>
        </text:list-item>
      </text:list>
      <text:p text:style-name="Text_20_body">매핑은 이렇게 입력과 출력, 요청과 처리 등을 연결시키는 중요한 역할을 하며, 이를 통해 프로그램이나 시스템이 올바르게 동작할 수 있도록 합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바탕1" style:font-size-asian="12pt" style:font-weight-asian="bold" style:font-name-complex="Arial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굴림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19T18:43:09.11</meta:creation-date>
    <dc:date>2024-08-19T18:48:47.37</dc:date>
    <meta:editing-duration>PT4M59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24" meta:word-count="606" meta:character-count="1037"/>
  </office:meta>
</office:document-meta>
</file>